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>
      <style:graphic-properties draw:stroke="none" draw:fill="solid" draw:fill-color="#ffd82a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="solid" draw:fill-color="#fff2a6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9cm" fo:min-width="5.7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9cm" fo:min-width="5.7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draw:fill="solid" draw:fill-color="#ffd82a" draw:textarea-horizontal-align="center" draw:textarea-vertical-align="middle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3" style:family="graphic" style:parent-style-name="standard">
      <style:graphic-properties draw:fill="solid" draw:fill-color="#ffffff" draw:textarea-horizontal-align="center" draw:textarea-vertical-align="middle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text-properties fo:font-family="'Arial Black'" style:font-family-generic="swiss" style:font-pitch="variable"/>
    </style:style>
    <style:style style:name="P17" style:family="paragraph">
      <style:text-properties fo:font-family="'Arial Black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family="'Courier New'" style:font-family-generic="modern" style:font-pitch="fixed" fo:font-size="40pt" style:font-size-asian="40pt" style:font-size-complex="40pt"/>
    </style:style>
    <style:style style:name="P19" style:family="paragraph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Arial Black'" style:font-family-generic="swiss" style:font-pitch="variable" fo:font-size="18pt"/>
    </style:style>
    <style:style style:name="P2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font-family="'Courier New'" style:font-family-generic="modern" style:font-pitch="fixed" fo:font-size="40pt" style:font-size-asian="40pt" style:font-size-complex="40pt"/>
    </style:style>
    <style:style style:name="T23" style:family="text">
      <style:text-properties fo:font-family="'Arial Black'" style:font-family-generic="swiss" style:font-pitch="variable"/>
    </style:style>
    <style:style style:name="T24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family="'Arial Black'" style:font-family-generic="swiss" style:font-pitch="variable" fo:font-size="18pt"/>
    </style:style>
    <style:style style:name="T26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27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28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6"><text:line-break/></text:span><text:span text:style-name="T7"> <text:s text:c="5"/>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 comunicación entre compañeros</text:span></text:p>
              </text:list-item>
              <text:list-item>
                <text:p text:style-name="P3"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r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9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9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9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1.973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Apoyo entre </text:span><text:span text:style-name="T6">compañeros</text:span><text:span text:style-name="T7">, no individual</text:span></text:p>
              </text:list-item>
              <text:list-item>
                <text:p text:style-name="P3"><text:span text:style-name="T3">Cierres</text:span></text:p>
              </text:list-item>
              <text:list-item>
                <text:p text:style-name="P3"><text:span text:style-name="T3">Dobles</text:span></text:p>
              </text:list-item>
              <text:list-item>
                <text:p text:style-name="P3"><text:span text:style-name="T3">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5" draw:text-style-name="P10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5" draw:text-style-name="P10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5" draw:text-style-name="P10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5" draw:text-style-name="P10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5" draw:text-style-name="P10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5" draw:text-style-name="P10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5" draw:text-style-name="P10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segund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8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0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23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8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30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3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35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7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39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1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43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1/3</text:span></text:p>
          </draw:text-box>
        </draw:frame>
        <draw:frame draw:style-name="gr44" draw:text-style-name="P4" draw:layer="layout" svg:width="24.842cm" svg:height="10.5cm" svg:x="2.031cm" svg:y="6.632cm">
          <draw:text-box>
            <text:list text:style-name="L2">
              <text:list-item>
                <text:p text:style-name="P3"><text:span text:style-name="T3">Gestiona todo el </text:span><text:span text:style-name="T6">aspecto visual</text:span></text:p>
              </text:list-item>
            </text:list>
            <text:p text:style-name="P3"><text:span text:style-name="T3"><text:s text:c="9"/></text:span><text:span text:style-name="T3">Flujo entre secciones</text:span><text:span text:style-name="T3"><text:line-break/></text:span><text:span text:style-name="T3"> <text:s text:c="8"/>Movimiento de fichas</text:span><text:span text:style-name="T3"><text:line-break/></text:span><text:span text:style-name="T3"> <text:s text:c="8"/>Eventos</text:span><text:span text:style-name="T3"><text:line-break/></text:span><text:span text:style-name="T3"> <text:s text:c="8"/>Efectos de audio y música</text:span></text:p>
            <text:list text:continue-numbering="true" text:style-name="L2">
              <text:list-item>
                <text:p text:style-name="P3"><text:span text:style-name="T6">Diseño modul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2/3</text:span></text:p>
          </draw:text-box>
        </draw:frame>
        <draw:frame draw:style-name="gr46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3/3</text:span></text:p>
          </draw:text-box>
        </draw:frame>
        <draw:frame draw:style-name="gr4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Diseño de interfaces</text:span><text:span text:style-name="T3"><text:line-break/></text:span><text:span text:style-name="T3"> <text:s text:c="2"/>líneas sencillas, botones grandes</text:span></text:p>
              </text:list-item>
              <text:list-item>
                <text:p text:style-name="P3"><text:span text:style-name="T6">Gestión de eventos</text:span><text:span text:style-name="T3"><text:line-break/></text:span><text:span text:style-name="T3"> <text:s text:c="2"/>aumento de área de clic</text:span></text:p>
              </text:list-item>
              <text:list-item>
                <text:p text:style-name="P3"><text:span text:style-name="T6">Audio</text:span><text:span text:style-name="T3"> y </text:span><text:span text:style-name="T6">mús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cursos_graficos_u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9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51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</text:span></text:p>
          </draw:text-box>
        </draw:frame>
        <draw:frame draw:style-name="gr5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custom-shape draw:style-name="gr53" draw:text-style-name="P1" draw:layer="layout" svg:width="24.628cm" svg:height="22.712cm" svg:x="1.646cm" svg:y="1.303cm">
          <text:p/>
          <draw:enhanced-geometry svg:viewBox="0 0 21600 21600" draw:path-stretchpoint-x="10800" draw:path-stretchpoint-y="10800" draw:text-areas="?f3 ?f4 ?f5 ?f6" draw:type="round-rectangle" draw:modifiers="1150.7066437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21.138cm" svg:height="19.949cm" svg:x="3.519cm" svg:y="11.55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14.86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6" draw:layer="layout" svg:width="6.234cm" svg:height="10.721cm" svg:x="11cm" svg:y="16.082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3"/></text:p>
          </draw:text-box>
        </draw:frame>
        <draw:frame draw:style-name="gr57" draw:text-style-name="P17" draw:layer="layout" svg:width="5.974cm" svg:height="9.839cm" svg:x="17.494cm" svg:y="16.072cm">
          <draw:text-box>
            <text:p><text:span text:style-name="T24">2</text:span></text:p>
            <text:p><text:span text:style-name="T24">66</text:span></text:p>
            <text:p><text:span text:style-name="T24">left</text:span></text:p>
            <text:p><text:span text:style-name="T24">6</text:span></text:p>
            <text:p><text:span text:style-name="T24">6</text:span></text:p>
            <text:p><text:span text:style-name="T24">2</text:span></text:p>
          </draw:text-box>
        </draw:frame>
        <draw:frame draw:style-name="gr58" draw:text-style-name="P18" draw:layer="layout" svg:width="15.742cm" svg:height="1.847cm" svg:x="5.201cm" svg:y="12.275cm">
          <draw:text-box>
            <text:p><text:span text:style-name="T22">starting_player <text:s/></text:span><text:span text:style-name="T24">2</text:span></text:p>
          </draw:text-box>
        </draw:frame>
        <draw:frame draw:style-name="gr58" draw:text-style-name="P18" draw:layer="layout" svg:width="10.662cm" svg:height="8.231cm" svg:x="3.854cm" svg:y="2.501cm">
          <draw:text-box>
            <text:p><text:span text:style-name="T22">date</text:span></text:p>
            <text:p><text:span text:style-name="T22">place</text:span></text:p>
            <text:p><text:span text:style-name="T22">points_team1</text:span></text:p>
            <text:p><text:span text:style-name="T22">points_team2</text:span></text:p>
            <text:p><text:span text:style-name="T22">winner_team</text:span></text:p>
          </draw:text-box>
        </draw:frame>
        <draw:frame draw:style-name="gr58" draw:text-style-name="P19" draw:layer="layout" svg:width="8.969cm" svg:height="6.635cm" svg:x="15.4cm" svg:y="2.502cm">
          <draw:text-box>
            <text:p><text:span text:style-name="T24">30/11/2011</text:span></text:p>
            <text:p><text:span text:style-name="T24">Cádiz</text:span></text:p>
            <text:p><text:span text:style-name="T24">21</text:span></text:p>
            <text:p><text:span text:style-name="T24">7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rect draw:style-name="gr59" draw:text-style-name="P1" draw:layer="layout" svg:width="24.631cm" svg:height="25.271cm" svg:x="1.667cm" svg:y="-1.795cm">
          <text:p/>
        </draw:rect>
        <draw:custom-shape draw:style-name="gr54" draw:text-style-name="P1" draw:layer="layout" svg:width="21.138cm" svg:height="19.949cm" svg:x="3.519cm" svg:y="3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6.417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cm" svg:y="7.634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4cm" svg:y="7.624cm">
          <draw:text-box>
            <text:p><text:span text:style-name="T24">1</text:span></text:p>
            <text:p><text:span text:style-name="T24">34</text:span></text:p>
            <text:p><text:span text:style-name="T24">left</text:span></text:p>
            <text:p><text:span text:style-name="T24">3</text:span></text:p>
            <text:p><text:span text:style-name="T24">4</text:span></text:p>
            <text:p><text:span text:style-name="T24">2</text:span></text:p>
          </draw:text-box>
        </draw:frame>
        <draw:frame draw:style-name="gr58" draw:text-style-name="P18" draw:layer="layout" svg:width="15.742cm" svg:height="1.847cm" svg:x="5.201cm" svg:y="3.827cm">
          <draw:text-box>
            <text:p><text:span text:style-name="T22">starting_player <text:s/></text:span><text:span text:style-name="T24">1</text:span></text:p>
          </draw:text-box>
        </draw:frame>
        <draw:custom-shape draw:style-name="gr55" draw:text-style-name="P1" draw:layer="layout" svg:width="13.077cm" svg:height="12.207cm" svg:x="9.58cm" svg:y="19.292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.001cm" svg:y="20.509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5cm" svg:y="20.499cm">
          <draw:text-box>
            <text:p><text:span text:style-name="T24">2</text:span></text:p>
            <text:p><text:span text:style-name="T24">46</text:span></text:p>
            <text:p><text:span text:style-name="T24">right</text:span></text:p>
            <text:p><text:span text:style-name="T24">6</text:span></text:p>
            <text:p><text:span text:style-name="T24">4</text:span></text:p>
            <text:p><text:span text:style-name="T24">1</text:span></text:p>
          </draw:text-box>
        </draw:frame>
        <draw:custom-shape draw:style-name="gr54" draw:text-style-name="P1" draw:layer="layout" svg:width="21.138cm" svg:height="12.617cm" svg:x="3.519cm" svg:y="-10.2cm">
          <text:p/>
          <draw:enhanced-geometry svg:viewBox="0 0 21600 21600" draw:path-stretchpoint-x="10800" draw:path-stretchpoint-y="10800" draw:text-areas="?f3 ?f4 ?f5 ?f6" draw:type="round-rectangle" draw:modifiers="2756.0627674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81cm" svg:y="-10.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.002cm" svg:y="-9.283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6cm" svg:y="-9.293cm">
          <draw:text-box>
            <text:p><text:span text:style-name="T24">2</text:span></text:p>
            <text:p><text:span text:style-name="T24">46</text:span></text:p>
            <text:p><text:span text:style-name="T24">right</text:span></text:p>
            <text:p><text:span text:style-name="T24">6</text:span></text:p>
            <text:p><text:span text:style-name="T24">4</text:span></text:p>
            <text:p><text:span text:style-name="T24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61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63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1/2</text:span></text:p>
          </draw:text-box>
        </draw:frame>
        <draw:frame draw:style-name="gr64" draw:text-style-name="P11" draw:layer="layout" svg:width="24.842cm" svg:height="11.973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reglas</text:span><text:span text:style-name="T7"> – funciones python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  <text:list-item>
                <text:p text:style-name="P3"><text:span text:style-name="T6">Diferentes niveles de dificult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frame draw:style-name="gr1" draw:text-style-name="P1" draw:layer="layout" svg:width="26.393cm" svg:height="11.998cm" svg:x="1.607cm" svg:y="4.338cm">
          <draw:image xlink:href="../images/sistexp.png" xlink:type="simple" xlink:show="embed" xlink:actuate="onLoad">
            <text:p/>
          </draw:image>
        </draw:frame>
        <draw:rect draw:style-name="gr65" draw:text-style-name="P1" draw:layer="layout" svg:width="4.412cm" svg:height="5.396cm" svg:x="1.7cm" svg:y="7.483cm">
          <text:p/>
        </draw:rect>
        <draw:frame draw:style-name="gr1" draw:text-style-name="P1" draw:layer="layout" svg:width="3.857cm" svg:height="3.857cm" svg:x="1.897cm" svg:y="8.275cm">
          <draw:image xlink:href="../dominou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.001cm">
          <text:p/>
        </draw:rect>
        <draw:rect draw:style-name="gr59" draw:text-style-name="P1" draw:layer="layout" svg:width="28cm" svg:height="21cm" svg:x="0cm" svg:y="0cm">
          <text:p/>
        </draw:rect>
        <draw:custom-shape draw:style-name="gr54" draw:text-style-name="P1" draw:layer="layout" svg:width="25.231cm" svg:height="19.949cm" svg:x="1.318cm" svg:y="2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4.167cm" svg:x="3.067cm" svg:y="5.417cm">
          <text:p/>
          <draw:enhanced-geometry svg:viewBox="0 0 21600 21600" draw:path-stretchpoint-x="10800" draw:path-stretchpoint-y="10800" draw:text-areas="?f3 ?f4 ?f5 ?f6" draw:type="round-rectangle" draw:modifiers="4829.9424184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8cm" svg:y="10.23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9cm" svg:y="16.77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19.056cm" svg:height="14.615cm" svg:x="4.566cm" svg:y="6.634cm">
          <draw:text-box>
            <text:p><text:span text:style-name="T22">force_passing</text:span></text:p>
            <text:p><text:span text:style-name="T22"/></text:p>
            <text:p><text:span text:style-name="T22"/></text:p>
            <text:p><text:span text:style-name="T22">same_tile_team_double</text:span></text:p>
            <text:p><text:span text:style-name="T22">same_tile_team_high</text:span></text:p>
            <text:p><text:span text:style-name="T22"/></text:p>
            <text:p><text:span text:style-name="T22"/></text:p>
            <text:p><text:span text:style-name="T22">put_any_double</text:span></text:p>
            <text:p><text:span text:style-name="T22">weight_matrix</text:span></text:p>
          </draw:text-box>
        </draw:frame>
        <draw:frame draw:style-name="gr58" draw:text-style-name="P18" draw:layer="layout" svg:width="14.049cm" svg:height="1.847cm" svg:x="3cm" svg:y="2.827cm">
          <draw:text-box>
            <text:p><text:span text:style-name="T22">hand_position <text:s/></text:span><text:span text:style-name="T24">3</text:span></text:p>
          </draw:text-box>
        </draw:frame>
        <draw:custom-shape draw:style-name="gr54" draw:text-style-name="P1" draw:layer="layout" svg:width="25.231cm" svg:height="11.77cm" svg:x="1.319cm" svg:y="-10.3cm">
          <text:p/>
          <draw:enhanced-geometry svg:viewBox="0 0 21600 21600" draw:path-stretchpoint-x="10800" draw:path-stretchpoint-y="10800" draw:text-areas="?f3 ?f4 ?f5 ?f6" draw:type="round-rectangle" draw:modifiers="2464.429530201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2/2</text:span></text:p>
          </draw:text-box>
        </draw:frame>
        <draw:frame draw:style-name="gr1" draw:text-style-name="P1" draw:layer="layout" svg:width="19.001cm" svg:height="13.191cm" svg:x="4.315cm" svg:y="5.765cm">
          <draw:image xlink:href="../images/jugadores_4x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7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</text:span><text:span text:style-name="T26"> </text:span><text:span text:style-name="T14">IA</text:span></text:p>
          </draw:text-box>
        </draw:frame>
        <draw:frame draw:style-name="gr68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 </text:span><text:span text:style-name="T14">gráfica</text:span></text:p>
          </draw:text-box>
        </draw:frame>
        <draw:frame draw:style-name="gr69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_fruit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70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text:span text:style-name="T6"><text:line-break/></text:span><text:span text:style-name="T3"> <text:s text:c="4"/>Motor gráfico</text:span><text:span text:style-name="T3"><text:line-break/></text:span><text:span text:style-name="T3"> <text:s text:c="4"/>Gestión de partida</text:span><text:span text:style-name="T3"><text:line-break/></text:span><text:span text:style-name="T3"> <text:s text:c="4"/>Inteligencia Artificial</text:span></text:p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71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14">1/3</text:span></text:p>
          </draw:text-box>
        </draw:frame>
        <draw:frame draw:style-name="gr72" draw:text-style-name="P4" draw:layer="layout" svg:width="25.425cm" svg:height="10.5cm" svg:x="1.627cm" svg:y="6.631cm">
          <draw:text-box>
            <text:p text:style-name="P3"><text:span text:style-name="T3">Análisis de la forja mediante </text:span><text:span text:style-name="T6">StatSVN</text:span></text:p>
            <text:list text:style-name="L2">
              <text:list-item>
                <text:p text:style-name="P3"><text:span text:style-name="T6">7726</text:span><text:span text:style-name="T3"> líneas de código</text:span></text:p>
              </text:list-item>
              <text:list-item>
                <text:p text:style-name="P3"><text:span text:style-name="T6">530</text:span><text:span text:style-name="T3"> revisiones</text:span></text:p>
              </text:list-item>
              <text:list-item>
                <text:p text:style-name="P3"><text:span text:style-name="T6">219 </text:span><text:span text:style-name="T3">ficheros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14">2/3</text:span></text:p>
          </draw:text-box>
        </draw:frame>
        <draw:frame draw:style-name="gr1" draw:text-style-name="P1" draw:layer="layout" svg:width="24.143cm" svg:height="10.992cm" svg:x="1.973cm" svg:y="6.76cm">
          <draw:image xlink:href="../images/tagclou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rect draw:style-name="gr73" draw:text-style-name="P1" draw:layer="layout" svg:width="28cm" svg:height="21cm" svg:x="0cm" svg:y="0cm">
          <text:p/>
        </draw:rect>
        <draw:frame draw:style-name="gr1" draw:text-style-name="P1" draw:layer="layout" svg:width="26.442cm" svg:height="18.269cm" svg:x="0.521cm" svg:y="1.27cm">
          <draw:image xlink:href="../images/lo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74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75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76" draw:text-style-name="P4" draw:layer="layout" svg:width="25.425cm" svg:height="10.5cm" svg:x="1.627cm" svg:y="6.631cm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11.412cm" svg:height="4.485cm" svg:x="13.529cm" svg:y="3.293cm">
          <draw:image xlink:href="../images/guadalinex.png" xlink:type="simple" xlink:show="embed" xlink:actuate="onLoad">
            <text:p/>
          </draw:image>
        </draw:frame>
        <draw:frame draw:style-name="gr1" draw:text-style-name="P1" draw:layer="layout" svg:width="5.761cm" svg:height="1.672cm" svg:x="20.197cm" svg:y="14.853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3.656cm" svg:height="2.499cm" svg:x="9.128cm" svg:y="14.402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3.564cm" svg:height="2.856cm" svg:x="14.553cm" svg:y="14.286cm">
          <draw:image xlink:href="../images/logo_cusl_uca.png" xlink:type="simple" xlink:show="embed" xlink:actuate="onLoad">
            <text:p/>
          </draw:image>
        </draw:frame>
        <draw:frame draw:style-name="gr1" draw:text-style-name="P1" draw:layer="layout" svg:width="6.376cm" svg:height="2.039cm" svg:x="2.17cm" svg:y="10.296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5.446cm" svg:height="3.851cm" svg:x="2.047cm" svg:y="13.899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7.064cm" svg:height="1.926cm" svg:x="10.793cm" svg:y="10.296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4.486cm" svg:height="4.487cm" svg:x="20.575cm" svg:y="9.077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7" draw:text-style-name="P21" draw:layer="layout" svg:width="25.425cm" svg:height="10.5cm" svg:x="1.627cm" svg:y="6.631cm">
          <draw:text-box>
            <text:list text:style-name="L2">
              <text:list-item>
                <text:p text:style-name="P3"><text:span text:style-name="T27">B. Ruipérez Moral. Libro del dominó. Otero Ediciones, 1990.</text:span></text:p>
              </text:list-item>
              <text:list-item>
                <text:p text:style-name="P3"><text:span text:style-name="T27">Mark Pilgrim. Dive Into Python. APress, 2004. ISBN 1590593561.</text:span></text:p>
              </text:list-item>
              <text:list-item>
                <text:p text:style-name="P3"><text:span text:style-name="T27">http://docs.python.org</text:span></text:p>
              </text:list-item>
              <text:list-item>
                <text:p text:style-name="P3"><text:span text:style-name="T27">http://www.pygame.org/docs</text:span></text:p>
              </text:list-item>
              <text:list-item>
                <text:p text:style-name="P3"><text:span text:style-name="T27">Pablo Recio Quijano. </text:span><text:span text:style-name="T28">Ampliación y reingeniería de un sistema experto basado en reglas con fines educativos.</text:span><text:span text:style-name="T27"> PFC Ingeniería Técnica en Informática de Sistemas, Universidad de Cádiz, 2010</text:span></text:p>
              </text:list-item>
              <text:list-item>
                <text:p text:style-name="P3"><text:span text:style-name="T27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8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9" draw:text-style-name="P11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5H11M04S</meta:editing-duration>
    <meta:editing-cycles>58</meta:editing-cycles>
    <meta:generator>OpenOffice.org/3.2$Win32 OpenOffice.org_project/320m12$Build-9483</meta:generator>
    <dc:date>2011-11-27T20:21:55.62</dc:date>
    <dc:creator>Ignacio Palomo Duarte</dc:creator>
    <meta:document-statistic meta:object-count="385"/>
  </office:meta>
</office:document-meta>
</file>